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List_20_Paragraph" style:list-style-name="WWNum2">
      <style:paragraph-properties fo:text-align="justify" style:justify-single-word="false"/>
    </style:style>
    <style:style style:name="P2" style:family="paragraph" style:parent-style-name="List_20_Paragraph" style:list-style-name="WWNum3">
      <style:paragraph-properties fo:text-align="justify" style:justify-single-word="false"/>
    </style:style>
    <style:style style:name="P3" style:family="paragraph" style:parent-style-name="List_20_Paragraph">
      <style:paragraph-properties fo:text-align="justify" style:justify-single-word="false"/>
      <style:text-properties fo:language="es" fo:country="EC"/>
    </style:style>
    <style:style style:name="P4" style:family="paragraph" style:parent-style-name="Standard">
      <style:paragraph-properties fo:text-align="justify" style:justify-single-word="false"/>
      <style:text-properties fo:language="es" fo:country="EC"/>
    </style:style>
    <style:style style:name="P5" style:family="paragraph" style:parent-style-name="Standard">
      <style:paragraph-properties fo:text-align="justify" style:justify-single-word="false"/>
    </style:style>
    <style:style style:name="T1" style:family="text">
      <style:text-properties fo:language="es" fo:country="EC"/>
    </style:style>
    <style:style style:name="T2" style:family="text">
      <style:text-properties fo:language="es" fo:country="EC" fo:font-weight="bold" style:font-weight-asian="bold" style:font-weight-complex="bold"/>
    </style:style>
    <style:style style:name="T3" style:family="text">
      <style:text-properties fo:language="es" fo:country="EC" fo:font-style="italic" fo:font-weight="bold" style:font-style-asian="italic" style:font-weight-asian="bold" style:font-style-complex="italic" style:font-weight-complex="bold"/>
    </style:style>
    <style:style style:name="T4" style:family="text">
      <style:text-properties fo:language="es" fo:country="EC" officeooo:rsid="00028ae1"/>
    </style:style>
    <style:style style:name="T5" style:family="text">
      <style:text-properties fo:language="es" fo:country="EC" officeooo:rsid="00028ae1" fo:background-color="#ffff00" loext:char-shading-value="0"/>
    </style:style>
    <style:style style:name="T6" style:family="text">
      <style:text-properties fo:language="es" fo:country="EC" officeooo:rsid="00028ae1"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loext:marker-style-name="T1"/>
      <text:p text:style-name="P5" loext:marker-style-name="T2"><text:span text:style-name="T2">Asignatura: </text:span><text:span text:style-name="T1">Econometría Aplicada</text:span></text:p>
      <text:p text:style-name="P5" loext:marker-style-name="T1"><text:span text:style-name="T2">Tipo de aprendizaje: </text:span><text:span text:style-name="T1">Aprendizaje Práctico Experimental (APE)</text:span></text:p>
      <text:p text:style-name="P5" loext:marker-style-name="T2"><text:span text:style-name="T2">Número:</text:span><text:span text:style-name="T1"> APE1</text:span></text:p>
      <text:p text:style-name="P4" loext:marker-style-name="T1"/>
      <text:p text:style-name="P4" loext:marker-style-name="T1"/>
      <text:p text:style-name="P5" loext:marker-style-name="T2"><text:span text:style-name="T2">Nombre: </text:span><text:span text:style-name="T2"/></text:p>
      <text:p text:style-name="P5" loext:marker-style-name="T2"><text:span text:style-name="T2">Fecha:</text:span><text:span text:style-name="T2"/></text:p>
      <text:p text:style-name="P4" loext:marker-style-name="T1"/>
      <text:p text:style-name="P5" loext:marker-style-name="T3"><text:span text:style-name="T3">Indicaciones: </text:span><text:span text:style-name="T3"/></text:p>
      <text:p text:style-name="P5" loext:marker-style-name="T1"><text:span text:style-name="T1">Construir una base de datos de acuerdo con las siguientes especificaciones. </text:span><text:span text:style-name="T1"/></text:p>
      <text:list text:style-name="WWNum2">
        <text:list-item>
          <text:p text:style-name="P1" loext:marker-style-name="T1"><text:span text:style-name="T1">Seleccionar a los países de América Latina. </text:span><text:span text:style-name="T4">(20)</text:span></text:p>
          <text:p text:style-name="P1" loext:marker-style-name="T1"><text:span text:style-name="T4">Argentina, Bolivia, Brasil, Chile, Colombia, Costa Rica, Cuba, Ecuador, El Salvador, Guatemala, </text:span><text:span text:style-name="T6">Haití</text:span><text:span text:style-name="T4">, Honduras, México, Nicaragua, Panamá, Paraguay, Perú, República Dominicana, Uruguay y Venezuela.</text:span></text:p>
          <text:p text:style-name="P1" loext:marker-style-name="T1"><text:span text:style-name="T4"/></text:p>
        </text:list-item>
        <text:list-item>
          <text:p text:style-name="P1" loext:marker-style-name="T1"><text:span text:style-name="T1">Identificar las fuentes de los datos y descargar en formato Excel.</text:span></text:p>
          <text:p text:style-name="P1" loext:marker-style-name="T1"><text:span text:style-name="T1"/></text:p>
        </text:list-item>
        <text:list-item>
          <text:p text:style-name="P1" loext:marker-style-name="T1"><text:span text:style-name="T1">La base de datos debe contener las siguientes variables: </text:span><text:span text:style-name="T1"/></text:p>
        </text:list-item>
      </text:list>
      <text:list text:style-name="WWNum3">
        <text:list-item>
          <text:p text:style-name="P2" loext:marker-style-name="T1"><text:span text:style-name="T1">Variables dependientes: Superficie forestal, factor de capacidad de carga, gases de efecto invernadero, y emisiones de CO2. </text:span><text:span text:style-name="T1"/></text:p>
        </text:list-item>
        <text:list-item>
          <text:p text:style-name="P2" loext:marker-style-name="T1"><text:span text:style-name="T1">Variables independientes: Crecimiento económico (PIB per capita), Población, Tecnología.</text:span><text:span text:style-name="T1"/></text:p>
        </text:list-item>
        <text:list-item>
          <text:p text:style-name="P2" loext:marker-style-name="T1"><text:span text:style-name="T1">Variables de control: VAB sectorial (agrícola, manufacturero, servicios), Protección de los derechos laborales, tecnología verde, gobernanza, impuestos ambientales, rigurosidad de la, política ambiental, incertidumbre de la política climática, rendición de cuentas, incertidumbre relacionada con la energía, inclusión financiera, innovación tecnológica verde, calidad institucional, índice de riesgo climático, innovación financiera, informalidad, renta de los recursos naturales. </text:span><text:span text:style-name="T1"/></text:p>
        </text:list-item>
      </text:list>
      <text:p text:style-name="P4" loext:marker-style-name="T1"/>
      <text:p text:style-name="P4" loext:marker-style-name="T1"/>
      <text:p text:style-name="P3"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 S I</meta:initial-creator>
    <meta:editing-cycles>24</meta:editing-cycles>
    <meta:creation-date>2024-05-09T15:00:00</meta:creation-date>
    <dc:date>2026-04-09T10:25:14.147098555</dc:date>
    <meta:editing-duration>PT1H13M9S</meta:editing-duration>
    <meta:generator>LibreOffice/24.2.7.2$Linux_X86_64 LibreOffice_project/420$Build-2</meta:generator>
    <meta:document-statistic meta:table-count="0" meta:image-count="0" meta:object-count="0" meta:page-count="1" meta:paragraph-count="14" meta:word-count="165" meta:character-count="1282" meta:non-whitespace-character-count="1131"/>
    <meta:user-defined meta:name="AppVersion">16.0000</meta:user-defined>
    <meta:template xlink:type="simple" xlink:actuate="onRequest" xlink:title="Normal.dotm" xlink:href=""/>
  </office:meta>
</office:document-meta>
</file>